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size="6pt" style:font-size-asian="5.25pt" style:font-size-complex="6pt"/>
    </style:style>
    <style:style style:name="P14" style:family="paragraph" style:parent-style-name="Standard">
      <style:text-properties style:use-window-font-color="true" fo:font-size="6pt" fo:language="fr" fo:country="BE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tire_5f_bordures_5f_haut_5f_bas">
      <style:text-properties fo:font-size="12pt" style:font-size-asian="12pt" style:font-size-complex="12pt"/>
    </style:style>
    <style:style style:name="P22" style:family="paragraph" style:parent-style-name="Ttire_5f_bordures_5f_haut_5f_bas">
      <style:text-properties fo:font-size="10pt" style:font-size-asian="10pt" style:font-size-complex="10pt"/>
    </style:style>
    <style:style style:name="P23" style:family="paragraph" style:parent-style-name="SubTitle">
      <style:text-properties style:use-window-font-color="true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161860816" text:id="ct161860816">
          <text:insertion>
            <office:change-info>
              <dc:creator>Gauthier Bastien</dc:creator>
              <dc:date>2014-12-23T08:51:00</dc:date>
            </office:change-info>
          </text:insertion>
        </text:changed-region>
        <text:changed-region xml:id="ct161553768" text:id="ct161553768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61910992" text:id="ct161910992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61608392" text:id="ct161608392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161744312" text:id="ct161744312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61700896" text:id="ct161700896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61757640" text:id="ct161757640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change-start text:change-id="ct161860816"/>meetingConfig.Title()<text:change-end text:change-id="ct161860816"/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change-start text:change-id="ct161553768"/>self.Title()<text:change-end text:change-id="ct161553768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161910992"/></text:p>
      <text:p text:style-name="P11"><text:line-break/>ORDRE DU JOUR</text:p>
      <text:p text:style-name="P10"/>
      <text:section text:style-name="Sect1" text:name="Item">
        <text:p text:style-name="P21"><text:span text:style-name="T4"><office:annotation><dc:date>2007-09-24T00:00:00</dc:date><text:p>do section- for item in self.getItems(uids=itemUids, listType='normal', ordered=True)</text:p></office:annotation></text:span><text:change-start text:change-id="ct161608392"/><text:span text:style-name="T4">item.getItemNumber(relativeTo='meeting')</text:span><text:change-end text:change-id="ct161608392"/><text:span text:style-name="T4">. </text:span><text:change-start text:change-id="ct161744312"/><text:span text:style-name="T4">item.Title()</text:span><text:change-end text:change-id="ct161744312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5">do text</text:span></text:p><text:p text:style-name="P26"><text:span text:style-name="T5">from xhtml(item.printAdvicesInfos())</text:span></text:p></office:annotation>Avis</text:p>
        <text:p text:style-name="P12"/>
        <text:p text:style-name="P16">Projet de délibération :</text:p>
        <text:p text:style-name="P7"><office:annotation><dc:date>2007-09-24T00:00:00</dc:date><text:p>do text</text:p><text:p>from xhtml(item.getDeliberation())</text:p><text:p/></office:annotation>Projet de décision</text:p>
      </text:section>
      <text:section text:style-name="Sect1" text:name="LateItems">
        <text:p text:style-name="P13"/>
        <text:p text:style-name="P23"><office:annotation><dc:date>2007-10-31T00:00:00</dc:date><text:p>do section- if self.getItems(uids=itemUids, listType='late', ordered=True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2"><office:annotation><dc:date>2007-10-31T00:00:00</dc:date><text:p>do table- for item in self.getItems(uids=itemUids, listType='late', ordered=True)</text:p></office:annotation><text:change-start text:change-id="ct161700896"/>item.getItemNumber(relativeTo='meeting')<text:change-end text:change-id="ct161700896"/>. <text:change-start text:change-id="ct161757640"/>item.Title()<text:change-end text:change-id="ct161757640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mAdvices"><office:annotation><dc:creator>Gauthier Bastien</dc:creator><dc:date>2011-05-03T15:59:51</dc:date><text:p text:style-name="P26"><text:span text:style-name="T5">do text</text:span></text:p><text:p text:style-name="P26"><text:span text:style-name="T5">from xhtml(item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liberation())</text:p><text:p/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3T16:14:48</meta:creation-date>
    <dc:language>fr-BE</dc:language>
    <meta:editing-cycles>12</meta:editing-cycles>
    <meta:editing-duration>PT2M50S</meta:editing-duration>
    <meta:initial-creator>Gauthier Bastien</meta:initial-creator>
    <dc:date>2015-09-21T13:59:28</dc:date>
    <dc:creator>Gauthier Bastien</dc:creator>
    <meta:document-statistic meta:table-count="4" meta:image-count="0" meta:object-count="0" meta:page-count="1" meta:paragraph-count="17" meta:word-count="51" meta:character-count="351" meta:non-whitespace-character-count="323"/>
    <meta:user-defined meta:name="Info 1"/>
    <meta:user-defined meta:name="Info 2"/>
    <meta:user-defined meta:name="Info 3"/>
    <meta:user-defined meta:name="Info 4"/>
  </office:meta>
</office:document-meta>
</file>